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2E000005828B372EBF.png" manifest:media-type="image/png"/>
  <manifest:file-entry manifest:full-path="Pictures/1000000100000B2E00000582B1E32F78.png" manifest:media-type="image/png"/>
  <manifest:file-entry manifest:full-path="Pictures/1000000100000B2E000005826189EAE6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Replayer_20_Textbox">
      <style:graphic-properties draw:textarea-vertical-align="middle" draw:auto-grow-height="false" fo:min-height="0.458cm" fo:min-width="3.97cm" style:writing-mode="lr-tb" loext:decorative="false"/>
      <style:paragraph-properties style:writing-mode="lr-tb"/>
    </style:style>
    <style:style style:name="gr4" style:family="graphic" style:parent-style-name="Replayer_20_Textbox">
      <style:graphic-properties draw:textarea-vertical-align="middle" draw:auto-grow-height="false" fo:min-height="0.458cm" fo:min-width="2.208cm" style:writing-mode="lr-tb" loext:decorative="false"/>
      <style:paragraph-properties style:writing-mode="lr-tb"/>
    </style:style>
    <style:style style:name="gr5" style:family="graphic" style:parent-style-name="Replayer_20_Basic">
      <style:graphic-properties draw:textarea-vertical-align="middle" draw:auto-grow-height="false" fo:min-height="1cm" fo:min-width="0.75cm" loext:decorative="false"/>
    </style:style>
    <style:style style:name="gr6" style:family="graphic" style:parent-style-name="Replayer_20_Textbox">
      <style:graphic-properties draw:textarea-vertical-align="middle" draw:auto-grow-height="false" fo:min-height="0.458cm" fo:min-width="3.208cm" style:writing-mode="lr-tb" loext:decorative="false"/>
      <style:paragraph-properties style:writing-mode="lr-tb"/>
    </style:style>
    <style:style style:name="gr7" style:family="graphic" style:parent-style-name="Replayer_20_Verbinder">
      <style:graphic-properties draw:textarea-vertical-align="middle" loext:decorative="false"/>
    </style:style>
    <style:style style:name="gr8" style:family="graphic" style:parent-style-name="Replayer_20_Basic">
      <style:graphic-properties draw:textarea-vertical-align="middle" draw:auto-grow-height="false" fo:min-height="0.916cm" fo:min-width="0.622cm" loext:decorative="false"/>
    </style:style>
    <style:style style:name="gr9" style:family="graphic" style:parent-style-name="Replayer_20_Textbox">
      <style:graphic-properties draw:textarea-vertical-align="middle" draw:auto-grow-height="false" fo:min-height="0.458cm" fo:min-width="4.958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Replayer_20_Textbox">
      <style:graphic-properties draw:textarea-vertical-align="middle" draw:auto-grow-height="false" fo:min-height="0.458cm" fo:min-width="5.557cm" style:writing-mode="lr-tb" loext:decorative="false"/>
      <style:paragraph-properties style:writing-mode="lr-tb"/>
    </style:style>
    <style:style style:name="gr12" style:family="graphic" style:parent-style-name="Replayer_20_Basic">
      <style:graphic-properties draw:textarea-vertical-align="middle" draw:auto-grow-height="false" fo:min-height="1cm" fo:min-width="2.114cm" loext:decorative="false"/>
    </style:style>
    <style:style style:name="gr13" style:family="graphic" style:parent-style-name="Replayer_20_Textbox">
      <style:graphic-properties draw:textarea-vertical-align="middle" draw:auto-grow-height="false" fo:min-height="0.458cm" fo:min-width="6.192cm" style:writing-mode="lr-tb" loext:decorative="false"/>
      <style:paragraph-properties style:writing-mode="lr-tb"/>
    </style:style>
    <style:style style:name="gr14" style:family="graphic" style:parent-style-name="Replayer_20_Basic">
      <style:graphic-properties draw:textarea-vertical-align="middle" draw:auto-grow-height="false" fo:min-height="0.916cm" fo:min-width="0.682cm" loext:decorative="false"/>
    </style:style>
    <style:style style:name="gr15" style:family="graphic" style:parent-style-name="Replayer_20_Basic">
      <style:graphic-properties draw:textarea-vertical-align="middle" draw:auto-grow-height="false" fo:min-height="1.497cm" fo:min-width="0cm" loext:decorative="false"/>
    </style:style>
    <style:style style:name="gr16" style:family="graphic" style:parent-style-name="Replayer_20_Textbox">
      <style:graphic-properties draw:textarea-vertical-align="middle" draw:auto-grow-height="false" fo:min-height="0.458cm" fo:min-width="1.748cm" style:writing-mode="lr-tb" loext:decorative="false"/>
      <style:paragraph-properties style:writing-mode="lr-tb"/>
    </style:style>
    <style:style style:name="gr17" style:family="graphic" style:parent-style-name="Replayer_20_Basic">
      <style:graphic-properties draw:textarea-vertical-align="middle" draw:auto-grow-height="false" fo:min-height="1.973cm" fo:min-width="14.105cm" loext:decorative="false"/>
    </style:style>
    <style:style style:name="gr18" style:family="graphic" style:parent-style-name="Replayer_20_Textbox">
      <style:graphic-properties draw:textarea-vertical-align="middle" draw:auto-grow-height="false" fo:min-height="0.458cm" fo:min-width="4.923cm" style:writing-mode="lr-tb" loext:decorative="false"/>
      <style:paragraph-properties style:writing-mode="lr-tb"/>
    </style:style>
    <style:style style:name="gr19" style:family="graphic" style:parent-style-name="Replayer_20_Basic">
      <style:graphic-properties draw:textarea-vertical-align="middle" draw:auto-grow-height="false" fo:min-height="2.953cm" fo:min-width="0cm" loext:decorative="false"/>
    </style:style>
    <style:style style:name="gr20" style:family="graphic" style:parent-style-name="Replayer_20_Textbox">
      <style:graphic-properties draw:textarea-vertical-align="middle" draw:auto-grow-height="false" fo:min-height="0.424cm" fo:min-width="3.66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359cm" svg:x="1cm" svg:y="1cm">
          <draw:image xlink:href="Pictures/1000000100000B2E000005826189EAE6.png" xlink:type="simple" xlink:show="embed" xlink:actuate="onLoad" draw:mime-type="image/png">
            <text:p/>
          </draw:image>
        </draw:frame>
        <draw:line draw:style-name="gr2" draw:text-style-name="P2" draw:layer="layout" svg:x1="5.749cm" svg:y1="7.468cm" svg:x2="3.999cm" svg:y2="8.218cm">
          <text:p/>
        </draw:line>
        <draw:custom-shape draw:style-name="gr3" draw:text-style-name="P3" xml:id="id3" draw:id="id3" draw:layer="layout" svg:width="4.762cm" svg:height="1cm" svg:x="15.922cm" svg:y="9.769cm">
          <text:p text:style-name="P2">4. Set volum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49cm" svg:y1="8.968cm" svg:x2="3.999cm" svg:y2="8.218cm">
          <text:p/>
        </draw:line>
        <draw:custom-shape draw:style-name="gr4" draw:text-style-name="P3" draw:layer="layout" svg:width="3cm" svg:height="1cm" svg:x="1.499cm" svg:y="7.718cm">
          <text:p text:style-name="P2">3. Ski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1.25cm" svg:height="1.25cm" svg:x="13.327cm" svg:y="7.4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4cm" svg:height="1cm" svg:x="8.746cm" svg:y="5.689cm">
          <text:p text:style-name="P2">2. Hit pla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.25cm" svg:height="1.25cm" svg:x="15.737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13.952cm" svg:y1="7.495cm" svg:x2="12.746cm" svg:y2="6.189cm" draw:start-shape="id1" draw:start-glue-point="0" draw:end-shape="id2" draw:end-glue-point="1" svg:d="M13952 7495c0-871-402-1306-1206-1306" svg:viewBox="0 0 1207 1307">
          <text:p/>
        </draw:connector>
        <draw:connector draw:style-name="gr7" draw:text-style-name="P2" draw:layer="layout" draw:type="curve" svg:x1="18.303cm" svg:y1="9.769cm" svg:x2="16.987cm" svg:y2="8.12cm" draw:start-shape="id3" draw:start-glue-point="0" draw:end-shape="id4" draw:end-glue-point="1" svg:d="M18303 9769c0-1100-438-1649-1316-1649" svg:viewBox="0 0 1317 1650">
          <text:p/>
        </draw:connector>
        <draw:custom-shape draw:style-name="gr8" draw:text-style-name="P2" draw:layer="layout" svg:width="1.588cm" svg:height="1.27cm" svg:x="10.999cm" svg:y="2.064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3" draw:layer="layout" svg:width="5.75cm" svg:height="1cm" svg:x="12.394cm" svg:y="2.149cm">
          <text:p text:style-name="P2">1. Select Trac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0" draw:text-style-name="P2" draw:layer="layout" svg:width="18.999cm" svg:height="9.359cm" svg:x="1cm" svg:y="1cm">
          <draw:image xlink:href="Pictures/1000000100000B2E00000582B1E32F78.png" xlink:type="simple" xlink:show="embed" xlink:actuate="onLoad" draw:mime-type="image/png">
            <text:p/>
          </draw:image>
        </draw:frame>
        <draw:custom-shape draw:style-name="gr11" draw:text-style-name="P3" xml:id="id7" draw:id="id7" draw:layer="layout" svg:width="6.349cm" svg:height="1cm" svg:x="14.335cm" svg:y="9.769cm">
          <text:p text:style-name="P2">2. Open loop menu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5" draw:id="id5" draw:layer="layout" svg:width="2.614cm" svg:height="1.25cm" svg:x="13.415cm" svg:y="4.4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6" draw:id="id6" draw:layer="layout" svg:width="6.984cm" svg:height="1cm" svg:x="7.032cm" svg:y="2.857cm">
          <text:p text:style-name="P2">3. Select «Loop cue»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1.25cm" svg:height="1.25cm" svg:x="14.899cm" svg:y="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14.722cm" svg:y1="4.452cm" svg:x2="14.016cm" svg:y2="3.357cm" draw:start-shape="id5" draw:start-glue-point="0" draw:end-shape="id6" draw:end-glue-point="1" svg:d="M14722 4452c0-730-235-1095-706-1095" svg:viewBox="0 0 707 1096">
          <text:p/>
        </draw:connector>
        <draw:connector draw:style-name="gr7" draw:text-style-name="P2" draw:layer="layout" draw:type="curve" svg:x1="17.509cm" svg:y1="9.769cm" svg:x2="16.149cm" svg:y2="8.12cm" draw:start-shape="id7" draw:start-glue-point="0" draw:end-shape="id8" draw:end-glue-point="1" svg:d="M17509 9769c0-1100-453-1649-1360-1649" svg:viewBox="0 0 1361 1650">
          <text:p/>
        </draw:connector>
        <draw:custom-shape draw:style-name="gr14" draw:text-style-name="P2" draw:layer="layout" svg:width="1.672cm" svg:height="1.27cm" svg:x="7.583cm" svg:y="8.503cm">
          <text:p/>
          <draw:enhanced-geometry svg:viewBox="0 0 21600 21600" draw:glue-points="21600 0 0 10800 21600 21600" draw:text-areas="6350 ?f3 21600 ?f4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3" draw:layer="layout" svg:width="5.75cm" svg:height="1cm" svg:x="1.833cm" svg:y="8.598cm">
          <text:p text:style-name="P2">1. Select s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0.317cm" svg:height="1.905cm" draw:transform="rotate (-1.5707963267949) translate (9.255cm 6.71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3" draw:layer="layout" svg:width="2.54cm" svg:height="1cm" svg:x="7.032cm" svg:y="5.445cm">
          <text:p text:style-name="P2">Loop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0" draw:text-style-name="P2" draw:layer="layout" svg:width="18.999cm" svg:height="9.359cm" svg:x="1.001cm" svg:y="1cm">
          <draw:image xlink:href="Pictures/1000000100000B2E000005828B372EBF.png" xlink:type="simple" xlink:show="embed" xlink:actuate="onLoad" draw:mime-type="image/png">
            <text:p/>
          </draw:image>
        </draw:frame>
        <draw:custom-shape draw:style-name="gr11" draw:text-style-name="P3" xml:id="id11" draw:id="id11" draw:layer="layout" svg:width="6.349cm" svg:height="1cm" svg:x="14.335cm" svg:y="9.769cm">
          <text:p text:style-name="P2">3. Matching Track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9" draw:id="id9" draw:layer="layout" svg:width="14.605cm" svg:height="2.223cm" svg:x="2.905cm" svg:y="3.8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0" draw:id="id10" draw:layer="layout" svg:width="5.715cm" svg:height="1cm" svg:x="7.35cm" svg:y="1.952cm">
          <text:p text:style-name="P2">1. Available tag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0.207cm" svg:y1="3.857cm" svg:x2="10.207cm" svg:y2="2.952cm" draw:start-shape="id9" draw:start-glue-point="0" draw:end-shape="id10" draw:end-glue-point="2" svg:d="M10207 3857v-905" svg:viewBox="0 0 1 906">
          <text:p/>
        </draw:connector>
        <draw:connector draw:style-name="gr7" draw:text-style-name="P2" draw:layer="layout" draw:type="curve" svg:x1="17.509cm" svg:y1="9.769cm" svg:x2="14.335cm" svg:y2="8.144cm" draw:start-shape="id11" draw:start-glue-point="0" draw:end-shape="id12" draw:end-glue-point="5" svg:d="M17509 9769c0-1084-1058-1625-3174-1625" svg:viewBox="0 0 3175 1626">
          <text:p/>
        </draw:connector>
        <draw:custom-shape draw:style-name="gr19" draw:text-style-name="P2" xml:id="id12" draw:id="id12" draw:layer="layout" svg:width="0.318cm" svg:height="3.493cm" svg:x="14.017cm" svg:y="6.397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" draw:text-style-name="P2" draw:layer="layout" svg:x1="5.762cm" svg:y1="5.127cm" svg:x2="5.127cm" svg:y2="4.175cm">
          <text:p/>
        </draw:line>
        <draw:line draw:style-name="gr2" draw:text-style-name="P2" draw:layer="layout" svg:x1="7.985cm" svg:y1="4.492cm" svg:x2="5.127cm" svg:y2="4.175cm">
          <text:p/>
        </draw:line>
        <draw:custom-shape draw:style-name="gr20" draw:text-style-name="P3" draw:layer="layout" svg:width="4.445cm" svg:height="0.952cm" svg:x="1cm" svg:y="3.651cm">
          <text:p text:style-name="P2">2. Selec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Basic" style:display-name="Replayer Basic" style:family="graphic" style:parent-style-name="standard">
      <style:graphic-properties draw:stroke-dash="Dash_20_Dot_20_1" svg:stroke-width="0.25cm" svg:stroke-color="#ee5f5b" draw:marker-start-width="0.575cm" draw:marker-start-center="true" draw:marker-end-width="0.225cm" draw:stroke-linejoin="miter" svg:stroke-linecap="square" draw:fill="none" draw:fill-gradient-name="Gradient_20_1" draw:fill-hatch-name="Red_20_90_20_Degrees_20_Crossed_20_1" loext:fill-use-slide-background="false" draw:fill-image-name="Bitmap_20_1"/>
      <style:paragraph-properties fo:margin-top="0cm" fo:margin-bottom="0cm" fo:line-height="100%"/>
      <style:text-properties fo:color="#ee5f5b" loext:opacity="100%" style:text-underline-style="none"/>
    </style:style>
    <style:style style:name="Replayer_20_Pfeillinie" style:display-name="Replayer Pfeillinie" style:family="graphic" style:parent-style-name="Replayer_20_Basic">
      <style:graphic-properties draw:marker-start="Arrow_20_large" draw:marker-start-width="0.6cm" draw:marker-end="Circle" draw:marker-end-width="0.3cm" draw:marker-end-center="tru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  <style:style style:name="Replayer_20_Textbox" style:display-name="Replayer Textbox" style:family="graphic" style:parent-style-name="Replayer_20_Basic">
      <style:graphic-properties svg:stroke-width="0.1cm" draw:marker-start-width="0.35cm" draw:marker-end-width="0cm" draw:stroke-linejoin="round" draw:fill="solid" draw:fill-color="#eeeeee" draw:fill-gradient-name="Gradient_20_1" draw:fill-hatch-name="Red_20_90_20_Degrees_20_Crossed_20_1" draw:fill-image-name="Bitmap_20_1"/>
      <style:text-properties style:use-window-font-color="true" loext:opacity="0%"/>
    </style:style>
    <style:style style:name="Replayer_20_Verbinder" style:display-name="Replayer Verbinder" style:family="graphic" style:parent-style-name="Replayer_20_Pfeillinie">
      <style:graphic-properties svg:stroke-width="0.1cm" draw:marker-start-width="0.375cm" draw:marker-end-width="0.075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3T20:32:51.817419526</dc:date>
    <meta:editing-duration>PT1H44M57S</meta:editing-duration>
    <meta:editing-cycles>13</meta:editing-cycles>
    <meta:generator>LibreOffice/24.2.6.2$Linux_X86_64 LibreOffice_project/420$Build-2</meta:generator>
    <meta:document-statistic meta:object-count="33"/>
  </office:meta>
</office:document-meta>
</file>